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top="0.2cm" fo:margin-bottom="0cm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.5pt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1cm" svg:x="6.2cm" svg:y="0.3cm">
          <text:p text:style-name="P1"><text:span text:style-name="T1">Pr</text:span><text:span text:style-name="T1">oc</text:span><text:span text:style-name="T1">es</text:span><text:span text:style-name="T1">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1cm" svg:x="6.2cm" svg:y="2.3cm">
          <text:p text:style-name="P1"><text:span text:style-name="T1">DA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1cm" svg:x="3.2cm" svg:y="0.3cm">
          <text:p text:style-name="P1"><text:span text:style-name="T2">Filtr</text:span><text:span text:style-name="T2">o di</text:span></text:p>
          <text:p text:style-name="P1"><text:span text:style-name="T3">mant</text:span><text:span text:style-name="T3">enim</text:span><text:span text:style-name="T3">en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0.2cm" svg:y="0.3cm">
          <text:p text:style-name="P1"><text:span text:style-name="T1">Controllor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2cm" svg:y1="0.8cm" svg:x2="2.2cm" svg:y2="0.8cm" draw:start-shape="id1" draw:start-glue-point="3" draw:end-shape="id2" draw:end-glue-point="1" svg:d="M3200 800h-1000" svg:viewBox="0 0 1001 1">
          <text:p/>
        </draw:connector>
        <draw:connector draw:style-name="gr2" draw:text-style-name="P1" draw:layer="layout" svg:x1="6.2cm" svg:y1="0.8cm" svg:x2="5.2cm" svg:y2="0.8cm" draw:start-shape="id3" draw:start-glue-point="3" draw:end-shape="id1" draw:end-glue-point="1" svg:d="M6200 800h-1000" svg:viewBox="0 0 1001 1">
          <text:p/>
        </draw:connector>
        <draw:connector draw:style-name="gr3" draw:text-style-name="P1" draw:layer="layout" svg:x1="9.2cm" svg:y1="0.8cm" svg:x2="8.2cm" svg:y2="0.8cm" draw:end-shape="id3" draw:end-glue-point="1" svg:d="M9200 800h-1000" svg:viewBox="0 0 1001 1">
          <text:p/>
        </draw:connector>
        <draw:connector draw:style-name="gr4" draw:text-style-name="P3" draw:layer="layout" draw:line-skew="-0.259cm" svg:x1="9.2cm" svg:y1="0.8cm" svg:x2="8.2cm" svg:y2="2.8cm" draw:end-shape="id4" draw:end-glue-point="1" svg:d="M9200 800h-500v2000h-500" svg:viewBox="0 0 1001 2001">
          <text:p/>
        </draw:connector>
        <draw:connector draw:style-name="gr4" draw:text-style-name="P3" draw:layer="layout" svg:x1="6.2cm" svg:y1="2.8cm" svg:x2="1.2cm" svg:y2="1.3cm" draw:start-shape="id4" draw:start-glue-point="3" draw:end-shape="id2" draw:end-glue-point="2" svg:d="M6200 2800h-5000v-1500" svg:viewBox="0 0 5001 1501">
          <text:p/>
        </draw:connector>
        <draw:frame draw:style-name="gr5" draw:text-style-name="P1" draw:layer="layout" svg:width="0.874cm" svg:height="0.424cm" svg:x="2.2cm" svg:y="0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81cm" svg:height="0.424cm" svg:x="5.2cm" svg:y="0.3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849cm" svg:height="0.424cm" svg:x="8.3cm" svg:y="0.3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0.913cm" svg:height="0.424cm" svg:x="3.701cm" svg:y="2.2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55:55.741367131</dc:date>
    <meta:editing-duration>PT13M50S</meta:editing-duration>
    <meta:editing-cycles>9</meta:editing-cycles>
    <meta:generator>LibreOffice/5.4.6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style mathvariant="bold">
            <mi>k</mi>
          </mstyle>
        </mrow>
        <mo fence="true" stretchy="false">)</mo>
      </mrow>
    </mrow>
    <annotation encoding="StarMath 5.0">u(  bold k  )</annotation>
  </semantics>
</math>
</file>

<file path=Object 2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i>y</mi>
      <mrow>
        <mo fence="true" stretchy="false">(</mo>
        <mrow>
          <mstyle mathvariant="bold">
            <mi>k</mi>
          </mstyle>
        </mrow>
        <mo fence="true" stretchy="false">)</mo>
      </mrow>
    </mrow>
    <annotation encoding="StarMath 5.0">y( bold k  )</annotation>
  </semantics>
</math>
</file>